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color="#000000" draw:fill-color="#ffd7d7" draw:textarea-horizontal-align="justify" draw:textarea-vertical-align="middle" draw:auto-grow-height="false" fo:min-height="0.345cm" fo:min-width="0.048cm" loext:decorative="false"/>
    </style:style>
    <style:style style:name="gr4" style:family="graphic" style:parent-style-name="standard">
      <style:graphic-properties svg:stroke-color="#000000" draw:fill-color="#c9211e" draw:textarea-horizontal-align="justify" draw:textarea-vertical-align="middle" draw:auto-grow-height="false" fo:min-height="0.345cm" fo:min-width="0.048cm" loext:decorative="false"/>
    </style:style>
    <style:style style:name="gr5" style:family="graphic" style:parent-style-name="standard">
      <style:graphic-properties svg:stroke-color="#000000" draw:fill-color="#ff3838" draw:textarea-horizontal-align="justify" draw:textarea-vertical-align="middle" draw:auto-grow-height="false" fo:min-height="0.345cm" fo:min-width="0.048cm" loext:decorative="false"/>
    </style:style>
    <style:style style:name="gr6" style:family="graphic" style:parent-style-name="standard">
      <style:graphic-properties svg:stroke-color="#000000" draw:fill-color="#ffa6a6" draw:textarea-horizontal-align="justify" draw:textarea-vertical-align="middle" draw:auto-grow-height="false" fo:min-height="0.345cm" fo:min-width="0.049cm" loext:decorative="false"/>
    </style:style>
    <style:style style:name="gr7" style:family="graphic" style:parent-style-name="standard">
      <style:graphic-properties svg:stroke-color="#000000" draw:fill-color="#ffa6a6" draw:textarea-horizontal-align="justify" draw:textarea-vertical-align="middle" draw:auto-grow-height="false" fo:min-height="0.344cm" fo:min-width="0.049cm" loext:decorative="false"/>
    </style:style>
    <style:style style:name="gr8" style:family="graphic" style:parent-style-name="standard">
      <style:graphic-properties svg:stroke-color="#000000" draw:fill-color="#ff6d6d" draw:textarea-horizontal-align="justify" draw:textarea-vertical-align="middle" draw:auto-grow-height="false" fo:min-height="0.344cm" fo:min-width="0.048cm" loext:decorative="false"/>
    </style:style>
    <style:style style:name="gr9" style:family="graphic" style:parent-style-name="standard">
      <style:graphic-properties svg:stroke-color="#000000" draw:fill-color="#ffa6a6" draw:textarea-horizontal-align="justify" draw:textarea-vertical-align="middle" draw:auto-grow-height="false" fo:min-height="0.345cm" fo:min-width="0.048cm" loext:decorative="false"/>
    </style:style>
    <style:style style:name="gr10" style:family="graphic" style:parent-style-name="standard">
      <style:graphic-properties svg:stroke-color="#000000" draw:fill-color="#ffd7d7" draw:textarea-horizontal-align="justify" draw:textarea-vertical-align="middle" draw:auto-grow-height="false" fo:min-height="0.344cm" fo:min-width="0.048cm" loext:decorative="false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345cm" fo:min-width="0.048cm" loext:decorative="false"/>
    </style:style>
    <style:style style:name="gr12" style:family="graphic" style:parent-style-name="standard">
      <style:graphic-properties svg:stroke-color="#000000" draw:fill-color="#ff6d6d" draw:textarea-horizontal-align="justify" draw:textarea-vertical-align="middle" draw:auto-grow-height="false" fo:min-height="0.345cm" fo:min-width="0.048cm" loext:decorative="false"/>
    </style:style>
    <style:style style:name="gr13" style:family="graphic" style:parent-style-name="standard">
      <style:graphic-properties svg:stroke-color="#000000" draw:fill-color="#ff6d6d" draw:textarea-horizontal-align="justify" draw:textarea-vertical-align="middle" draw:auto-grow-height="false" fo:min-height="0.345cm" fo:min-width="0.049cm" loext:decorative="false"/>
    </style:style>
    <style:style style:name="gr14" style:family="graphic" style:parent-style-name="standard">
      <style:graphic-properties svg:stroke-color="#000000" draw:fill-color="#ff6d6d" draw:textarea-horizontal-align="justify" draw:textarea-vertical-align="middle" draw:auto-grow-height="false" fo:min-height="0.344cm" fo:min-width="0.049cm" loext:decorative="false"/>
    </style:style>
    <style:style style:name="gr15" style:family="graphic" style:parent-style-name="standard">
      <style:graphic-properties svg:stroke-color="#000000" draw:fill-color="#2a6099" draw:textarea-horizontal-align="justify" draw:textarea-vertical-align="middle" draw:auto-grow-height="false" fo:min-height="0.345cm" fo:min-width="0.048cm" loext:decorative="false"/>
    </style:style>
    <style:style style:name="gr16" style:family="graphic" style:parent-style-name="standard">
      <style:graphic-properties svg:stroke-color="#000000" draw:fill-color="#a1467e" draw:textarea-horizontal-align="justify" draw:textarea-vertical-align="middle" draw:auto-grow-height="false" fo:min-height="0.345cm" fo:min-width="0.048cm" loext:decorative="false"/>
    </style:style>
    <style:style style:name="gr17" style:family="graphic" style:parent-style-name="standard">
      <style:graphic-properties svg:stroke-color="#000000" draw:fill-color="#ff3838" draw:textarea-horizontal-align="justify" draw:textarea-vertical-align="middle" draw:auto-grow-height="false" fo:min-height="0.344cm" fo:min-width="0.05cm" loext:decorative="false"/>
    </style:style>
    <style:style style:name="gr18" style:family="graphic" style:parent-style-name="standard">
      <style:graphic-properties svg:stroke-color="#000000" draw:fill-color="#ff6d6d" draw:textarea-horizontal-align="justify" draw:textarea-vertical-align="middle" draw:auto-grow-height="false" fo:min-height="0.344cm" fo:min-width="0.05cm" loext:decorative="false"/>
    </style:style>
    <style:style style:name="gr19" style:family="graphic" style:parent-style-name="standard">
      <style:graphic-properties svg:stroke-color="#000000" draw:fill-color="#ffff00" draw:textarea-horizontal-align="justify" draw:textarea-vertical-align="middle" draw:auto-grow-height="false" fo:min-height="0.344cm" fo:min-width="0.05cm" loext:decorative="false"/>
    </style:style>
    <style:style style:name="gr20" style:family="graphic" style:parent-style-name="standard">
      <style:graphic-properties svg:stroke-color="#000000" draw:fill-color="#ff6d6d" draw:textarea-horizontal-align="justify" draw:textarea-vertical-align="middle" draw:auto-grow-height="false" fo:min-height="0.345cm" fo:min-width="0.05cm" loext:decorative="false"/>
    </style:style>
    <style:style style:name="gr21" style:family="graphic" style:parent-style-name="standard">
      <style:graphic-properties svg:stroke-color="#000000" draw:fill-color="#ffd7d7" draw:textarea-horizontal-align="justify" draw:textarea-vertical-align="middle" draw:auto-grow-height="false" fo:min-height="0.345cm" fo:min-width="0.05cm" loext:decorative="false"/>
    </style:style>
    <style:style style:name="gr22" style:family="graphic" style:parent-style-name="standard">
      <style:graphic-properties svg:stroke-color="#000000" draw:fill-color="#800080" draw:textarea-horizontal-align="justify" draw:textarea-vertical-align="middle" draw:auto-grow-height="false" fo:min-height="0.345cm" fo:min-width="0.05cm" loext:decorative="false"/>
    </style:style>
    <style:style style:name="gr23" style:family="graphic" style:parent-style-name="standard">
      <style:graphic-properties svg:stroke-color="#000000" draw:fill-color="#bf819e" draw:textarea-horizontal-align="justify" draw:textarea-vertical-align="middle" draw:auto-grow-height="false" fo:min-height="0.345cm" fo:min-width="0.05cm" loext:decorative="false"/>
    </style:style>
    <style:style style:name="gr24" style:family="graphic" style:parent-style-name="standard">
      <style:graphic-properties svg:stroke-color="#000000" draw:fill-color="#bf819e" draw:textarea-horizontal-align="justify" draw:textarea-vertical-align="middle" draw:auto-grow-height="false" fo:min-height="0.344cm" fo:min-width="0.05cm" loext:decorative="false"/>
    </style:style>
    <style:style style:name="gr25" style:family="graphic" style:parent-style-name="standard">
      <style:graphic-properties svg:stroke-color="#000000" draw:fill-color="#ffb66c" draw:textarea-horizontal-align="justify" draw:textarea-vertical-align="middle" draw:auto-grow-height="false" fo:min-height="0.344cm" fo:min-width="0.05cm" loext:decorative="false"/>
    </style:style>
    <style:style style:name="gr26" style:family="graphic" style:parent-style-name="standard">
      <style:graphic-properties svg:stroke-color="#000000" draw:fill-color="#ffb66c" draw:textarea-horizontal-align="justify" draw:textarea-vertical-align="middle" draw:auto-grow-height="false" fo:min-height="0.345cm" fo:min-width="0.05cm" loext:decorative="false"/>
    </style:style>
    <style:style style:name="gr27" style:family="graphic" style:parent-style-name="standard">
      <style:graphic-properties svg:stroke-color="#000000" draw:fill-color="#bf819e" draw:textarea-horizontal-align="justify" draw:textarea-vertical-align="middle" draw:auto-grow-height="false" fo:min-height="0.344cm" fo:min-width="0.048cm" loext:decorative="false"/>
    </style:style>
    <style:style style:name="gr28" style:family="graphic" style:parent-style-name="standard">
      <style:graphic-properties svg:stroke-color="#000000" draw:fill-color="#ec9ba4" draw:textarea-horizontal-align="justify" draw:textarea-vertical-align="middle" draw:auto-grow-height="false" fo:min-height="0.344cm" fo:min-width="0.048cm" loext:decorative="false"/>
    </style:style>
    <style:style style:name="gr29" style:family="graphic" style:parent-style-name="standard">
      <style:graphic-properties svg:stroke-color="#000000" draw:fill-color="#ff972f" draw:textarea-horizontal-align="justify" draw:textarea-vertical-align="middle" draw:auto-grow-height="false" fo:min-height="0.344cm" fo:min-width="0.048cm" loext:decorative="false"/>
    </style:style>
    <style:style style:name="gr30" style:family="graphic" style:parent-style-name="standard">
      <style:graphic-properties svg:stroke-color="#000000" draw:fill-color="#ffdbb6" draw:textarea-horizontal-align="justify" draw:textarea-vertical-align="middle" draw:auto-grow-height="false" fo:min-height="0.345cm" fo:min-width="0.048cm" loext:decorative="false"/>
    </style:style>
    <style:style style:name="gr31" style:family="graphic" style:parent-style-name="standard">
      <style:graphic-properties svg:stroke-color="#000000" draw:fill-color="#a1467e" draw:textarea-horizontal-align="justify" draw:textarea-vertical-align="middle" draw:auto-grow-height="false" fo:min-height="0.344cm" fo:min-width="0.051cm" loext:decorative="false"/>
    </style:style>
    <style:style style:name="gr32" style:family="graphic" style:parent-style-name="standard">
      <style:graphic-properties svg:stroke-color="#000000" draw:fill-color="#e0c2cd" draw:textarea-horizontal-align="justify" draw:textarea-vertical-align="middle" draw:auto-grow-height="false" fo:min-height="0.344cm" fo:min-width="0.051cm" loext:decorative="false"/>
    </style:style>
    <style:style style:name="gr33" style:family="graphic" style:parent-style-name="standard">
      <style:graphic-properties svg:stroke-color="#000000" draw:fill-color="#ff8000" draw:textarea-horizontal-align="justify" draw:textarea-vertical-align="middle" draw:auto-grow-height="false" fo:min-height="0.344cm" fo:min-width="0.051cm" loext:decorative="false"/>
    </style:style>
    <style:style style:name="gr34" style:family="graphic" style:parent-style-name="standard">
      <style:graphic-properties svg:stroke-color="#000000" draw:fill-color="#ffb66c" draw:textarea-horizontal-align="justify" draw:textarea-vertical-align="middle" draw:auto-grow-height="false" fo:min-height="0.344cm" fo:min-width="0.051cm" loext:decorative="false"/>
    </style:style>
    <style:style style:name="gr35" style:family="graphic" style:parent-style-name="standard">
      <style:graphic-properties svg:stroke-color="#000000" draw:fill-color="#ffb66c" draw:textarea-horizontal-align="justify" draw:textarea-vertical-align="middle" draw:auto-grow-height="false" fo:min-height="0.345cm" fo:min-width="0.048cm" loext:decorative="false"/>
    </style:style>
    <style:style style:name="gr36" style:family="graphic" style:parent-style-name="objectwithoutfill">
      <style:graphic-properties svg:stroke-width="0.159cm" svg:stroke-color="#000000" draw:marker-start-width="0.438cm" draw:marker-end="Arrowheads_20_1" draw:marker-end-width="0.538cm" draw:fill="none" draw:textarea-vertical-align="middle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7.5cm" loext:decorative="false"/>
    </style:style>
    <style:style style:name="gr39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0.869cm" fo:min-width="0cm" loext:decorative="false"/>
      <style:paragraph-properties style:writing-mode="lr-tb"/>
    </style:style>
    <style:style style:name="gr40" style:family="graphic" style:parent-style-name="objectwithoutfill">
      <style:graphic-properties svg:stroke-color="#ff0000" draw:fill="none" draw:textarea-vertical-align="middle" loext:decorative="false"/>
    </style:style>
    <style:style style:name="gr41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6cm" loext:decorative="false"/>
    </style:style>
    <style:style style:name="gr43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1.237cm" fo:min-width="0cm" loext:decorative="false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4.5cm" loext:decorative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344cm" fo:min-width="0.048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3cm" loext:decorative="false"/>
    </style:style>
    <style:style style:name="gr47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1.5cm" loext:decorative="false"/>
    </style:style>
    <style:style style:name="gr49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0cm" loext:decorative="false"/>
    </style:style>
    <style:style style:name="gr51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1.878cm" fo:min-width="0cm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8.511cm" loext:decorative="fals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7cm" loext:decorative="fals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5.5cm" loext:decorative="false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4cm" loext:decorative="false"/>
    </style:style>
    <style:style style:name="gr56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0.737cm" fo:min-width="0cm" loext:decorative="false"/>
      <style:paragraph-properties style:writing-mode="lr-tb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3cm" loext:decorative="false"/>
    </style:style>
    <style:style style:name="gr58" style:family="graphic" style:parent-style-name="standard">
      <style:graphic-properties svg:stroke-color="#000000" draw:fill-color="#ffaa95" draw:textarea-horizontal-align="justify" draw:textarea-vertical-align="middle" draw:auto-grow-height="false" fo:min-height="0.345cm" fo:min-width="0.048cm" loext:decorative="false"/>
    </style:style>
    <style:style style:name="gr59" style:family="graphic" style:parent-style-name="standard">
      <style:graphic-properties draw:stroke="solid" svg:stroke-color="#ff0000" draw:fill="none" draw:fill-color="#000000" loext:fill-use-slide-background="false" draw:opacity="30%" draw:opacity-name="" draw:textarea-horizontal-align="left" draw:auto-grow-height="true" draw:auto-grow-width="false" fo:min-height="2.605cm" fo:min-width="0cm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ffffff" draw:opacity="85%" draw:opacity-name="" draw:textarea-horizontal-align="justify" draw:textarea-vertical-align="middle" draw:auto-grow-height="false" fo:min-height="13.25cm" fo:min-width="20cm" loext:decorative="false"/>
    </style:style>
    <style:style style:name="gr61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7d7"/>
      <style:paragraph-properties fo:text-align="center"/>
    </style:style>
    <style:style style:name="P4" style:family="paragraph">
      <loext:graphic-properties draw:fill-color="#c9211e"/>
      <style:paragraph-properties fo:text-align="center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-color="#f10d0c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a1467e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-color="#bf819e"/>
      <style:paragraph-properties fo:text-align="center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ec9ba4"/>
      <style:paragraph-properties fo:text-align="center"/>
    </style:style>
    <style:style style:name="P16" style:family="paragraph">
      <loext:graphic-properties draw:fill-color="#ff972f"/>
      <style:paragraph-properties fo:text-align="center"/>
    </style:style>
    <style:style style:name="P17" style:family="paragraph">
      <loext:graphic-properties draw:fill-color="#ffdbb6"/>
      <style:paragraph-properties fo:text-align="center"/>
    </style:style>
    <style:style style:name="P18" style:family="paragraph">
      <loext:graphic-properties draw:fill-color="#e0c2cd"/>
      <style:paragraph-properties fo:text-align="center"/>
    </style:style>
    <style:style style:name="P19" style:family="paragraph">
      <loext:graphic-properties draw:fill-color="#ff8000"/>
      <style:paragraph-properties fo:text-align="center"/>
    </style:style>
    <style:style style:name="P20" style:family="paragraph">
      <style:text-properties fo:font-size="22pt"/>
    </style:style>
    <style:style style:name="P21" style:family="paragraph">
      <loext:graphic-properties draw:fill="none" draw:fill-color="#ffffff"/>
      <style:text-properties fo:font-size="22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color="#000000" loext:opacity="100%" fo:font-size="22pt" style:font-size-asian="22pt" style:font-size-complex="22pt"/>
    </style:style>
    <style:style style:name="P24" style:family="paragraph">
      <loext:graphic-properties draw:fill="none" draw:fill-color="#000000" draw:opacity="30%"/>
      <style:text-properties fo:color="#000000" loext:opacity="100%" fo:font-size="22pt" style:font-size-asian="22pt" style:font-size-complex="22pt"/>
    </style:style>
    <style:style style:name="P25" style:family="paragraph">
      <style:paragraph-properties fo:text-align="center"/>
      <style:text-properties fo:color="#000000" loext:opacity="100%" fo:font-size="22pt" style:font-size-asian="22pt" style:font-size-complex="22pt"/>
    </style:style>
    <style:style style:name="P26" style:family="paragraph">
      <loext:graphic-properties draw:fill="none" draw:fill-color="#000000" draw:opacity="30%"/>
      <style:paragraph-properties fo:text-align="center"/>
      <style:text-properties fo:color="#000000" loext:opacity="100%" fo:font-size="22pt" style:font-size-asian="22pt" style:font-size-complex="22pt"/>
    </style:style>
    <style:style style:name="P27" style:family="paragraph">
      <style:paragraph-properties fo:text-align="center"/>
      <style:text-properties fo:color="#ff0000" loext:opacity="100%" fo:font-size="22pt" style:font-size-asian="22pt" style:font-size-complex="22pt"/>
    </style:style>
    <style:style style:name="P28" style:family="paragraph">
      <loext:graphic-properties draw:fill="none" draw:fill-color="#000000" draw:opacity="30%"/>
      <style:paragraph-properties fo:text-align="center"/>
      <style:text-properties fo:color="#ff0000" loext:opacity="100%" fo:font-size="22pt" style:font-size-asian="22pt" style:font-size-complex="22pt"/>
    </style:style>
    <style:style style:name="P29" style:family="paragraph">
      <loext:graphic-properties draw:fill-color="#ffaa95"/>
      <style:paragraph-properties fo:text-align="center"/>
    </style:style>
    <style:style style:name="P30" style:family="paragraph">
      <style:text-properties fo:color="#800080" loext:opacity="100%" fo:font-size="20pt" style:font-size-asian="20pt" style:font-size-complex="20pt"/>
    </style:style>
    <style:style style:name="P31" style:family="paragraph">
      <loext:graphic-properties draw:fill="none" draw:fill-color="#ffffff"/>
      <style:text-properties fo:color="#800080" loext:opacity="100%" fo:font-size="20pt" style:font-size-asian="20pt" style:font-size-complex="20pt"/>
    </style:style>
    <style:style style:name="P32" style:family="paragraph">
      <style:text-properties fo:color="#ff0000" loext:opacity="100%" fo:font-size="20pt" style:font-size-asian="20pt" style:font-size-complex="20pt"/>
    </style:style>
    <style:style style:name="P33" style:family="paragraph">
      <loext:graphic-properties draw:fill="none" draw:fill-color="#ffffff"/>
      <style:text-properties fo:color="#ff0000" loext:opacity="100%" fo:font-size="20pt" style:font-size-asian="20pt" style:font-size-complex="20pt"/>
    </style:style>
    <style:style style:name="P34" style:family="paragraph">
      <style:text-properties fo:color="#ff8000" loext:opacity="100%" fo:font-size="20pt" style:font-size-asian="20pt" style:font-size-complex="20pt"/>
    </style:style>
    <style:style style:name="P35" style:family="paragraph">
      <loext:graphic-properties draw:fill="none" draw:fill-color="#ffffff"/>
      <style:text-properties fo:color="#ff8000" loext:opacity="100%" fo:font-size="20pt" style:font-size-asian="20pt" style:font-size-complex="20pt"/>
    </style:style>
    <style:style style:name="P36" style:family="paragraph">
      <loext:graphic-properties draw:fill-color="#ffffff" draw:opacity="85%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ff0000" loext:opacity="100%" fo:font-size="22pt" style:font-size-asian="22pt" style:font-size-complex="22pt"/>
    </style:style>
    <style:style style:name="T4" style:family="text">
      <style:text-properties fo:color="#800080" loext:opacity="100%" fo:font-size="20pt" style:font-size-asian="20pt" style:font-size-complex="20pt"/>
    </style:style>
    <style:style style:name="T5" style:family="text">
      <style:text-properties fo:color="#ff0000" loext:opacity="100%" fo:font-size="20pt" style:font-size-asian="20pt" style:font-size-complex="20pt"/>
    </style:style>
    <style:style style:name="T6" style:family="text">
      <style:text-properties fo:color="#ff8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custom-shape draw:style-name="gr38" draw:text-style-name="P22" draw:layer="layout" svg:width="18cm" svg:height="13.5cm" svg:x="6cm" svg:y="0.5cm">
          <text:p/>
          <draw:enhanced-geometry svg:viewBox="0 0 21600 21600" draw:type="rectangle" draw:enhanced-path="M 0 0 L 21600 0 21600 21600 0 21600 0 0 Z N"/>
        </draw:custom-shape>
        <draw:frame draw:style-name="gr39" draw:text-style-name="P24" draw:layer="layout" svg:width="4.04cm" svg:height="1.119cm" svg:x="7.929cm" svg:y="3.338cm">
          <draw:text-box>
            <text:p text:style-name="P23"><text:span text:style-name="T1">Indivíduos </text:span></text:p>
          </draw:text-box>
        </draw:frame>
        <draw:line draw:style-name="gr40" draw:text-style-name="P2" draw:layer="layout" svg:x1="6cm" svg:y1="5.5cm" svg:x2="8.5cm" svg:y2="4.5cm">
          <text:p/>
        </draw:line>
        <draw:line draw:style-name="gr40" draw:text-style-name="P2" draw:layer="layout" svg:x1="6cm" svg:y1="6.5cm" svg:x2="8.5cm" svg:y2="4.5cm">
          <text:p/>
        </draw:line>
        <draw:line draw:style-name="gr40" draw:text-style-name="P2" draw:layer="layout" svg:x1="6cm" svg:y1="7.5cm" svg:x2="8.5cm" svg:y2="4.5cm">
          <text:p/>
        </draw:line>
        <draw:line draw:style-name="gr40" draw:text-style-name="P2" draw:layer="layout" svg:x1="6cm" svg:y1="8.5cm" svg:x2="8.5cm" svg:y2="4.5cm">
          <text:p/>
        </draw:lin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5.774cm" svg:y1="5.7cm" svg:x2="6.472cm" svg:y2="5.7cm">
          <text:p/>
        </draw:line>
        <draw:line draw:style-name="gr41" draw:text-style-name="P2" draw:layer="layout" svg:x1="5.774cm" svg:y1="6.8cm" svg:x2="6.472cm" svg:y2="6cm">
          <text:p/>
        </draw:line>
        <draw:line draw:style-name="gr41" draw:text-style-name="P2" draw:layer="layout" svg:x1="5.774cm" svg:y1="6.8cm" svg:x2="6.472cm" svg:y2="6.8cm">
          <text:p/>
        </draw:line>
        <draw:line draw:style-name="gr41" draw:text-style-name="P2" draw:layer="layout" svg:x1="5.774cm" svg:y1="5.7cm" svg:x2="6.472cm" svg:y2="6.5cm">
          <text:p/>
        </draw:line>
        <draw:line draw:style-name="gr41" draw:text-style-name="P2" draw:layer="layout" svg:x1="5.774cm" svg:y1="7.9cm" svg:x2="6.472cm" svg:y2="7.9cm">
          <text:p/>
        </draw:line>
        <draw:line draw:style-name="gr41" draw:text-style-name="P2" draw:layer="layout" svg:x1="5.774cm" svg:y1="8cm" svg:x2="6.472cm" svg:y2="8.8cm">
          <text:p/>
        </draw:line>
        <draw:line draw:style-name="gr41" draw:text-style-name="P2" draw:layer="layout" svg:x1="5.774cm" svg:y1="9cm" svg:x2="6.472cm" svg:y2="9cm">
          <text:p/>
        </draw:line>
        <draw:line draw:style-name="gr41" draw:text-style-name="P2" draw:layer="layout" svg:x1="5.774cm" svg:y1="9.001cm" svg:x2="6.472cm" svg:y2="8.201cm">
          <text:p/>
        </draw:line>
        <draw:custom-shape draw:style-name="gr42" draw:text-style-name="P22" draw:layer="layout" svg:width="16.5cm" svg:height="13.5cm" svg:x="7.5cm" svg:y="0.5cm">
          <text:p/>
          <draw:enhanced-geometry svg:viewBox="0 0 21600 21600" draw:type="rectangle" draw:enhanced-path="M 0 0 L 21600 0 21600 21600 0 21600 0 0 Z N"/>
        </draw:custom-shape>
        <draw:frame draw:style-name="gr43" draw:text-style-name="P26" draw:layer="layout" svg:width="9.469cm" svg:height="1.987cm" svg:x="1.4cm" svg:y="2.5cm">
          <draw:text-box>
            <text:p text:style-name="P25"><text:span text:style-name="T2">Cruzamentos aleatórios = deriva genética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7.246cm" svg:y1="5.7cm" svg:x2="8.072cm" svg:y2="5.7cm">
          <text:p/>
        </draw:line>
        <draw:line draw:style-name="gr41" draw:text-style-name="P2" draw:layer="layout" svg:x1="7.274cm" svg:y1="6.8cm" svg:x2="7.972cm" svg:y2="6cm">
          <text:p/>
        </draw:line>
        <draw:line draw:style-name="gr41" draw:text-style-name="P2" draw:layer="layout" svg:x1="7.247cm" svg:y1="7.9cm" svg:x2="7.945cm" svg:y2="7.9cm">
          <text:p/>
        </draw:line>
        <draw:line draw:style-name="gr41" draw:text-style-name="P2" draw:layer="layout" svg:x1="7.274cm" svg:y1="6.8cm" svg:x2="7.972cm" svg:y2="7.6cm">
          <text:p/>
        </draw:line>
        <draw:line draw:style-name="gr41" draw:text-style-name="P2" draw:layer="layout" svg:x1="7.247cm" svg:y1="9cm" svg:x2="7.945cm" svg:y2="9cm">
          <text:p/>
        </draw:line>
        <draw:line draw:style-name="gr41" draw:text-style-name="P2" draw:layer="layout" svg:x1="7.247cm" svg:y1="8cm" svg:x2="7.945cm" svg:y2="8.8cm">
          <text:p/>
        </draw:line>
        <draw:line draw:style-name="gr41" draw:text-style-name="P2" draw:layer="layout" svg:x1="7.246cm" svg:y1="5.7cm" svg:x2="7.972cm" svg:y2="6.8cm">
          <text:p/>
        </draw:line>
        <draw:custom-shape draw:style-name="gr44" draw:text-style-name="P22" draw:layer="layout" svg:width="15cm" svg:height="13.5cm" svg:x="9cm" svg:y="0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7.247cm" svg:y1="6.8cm" svg:x2="7.945cm" svg:y2="6.8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8.795cm" svg:y1="5.7cm" svg:x2="9.572cm" svg:y2="5.7cm">
          <text:p/>
        </draw:line>
        <draw:line draw:style-name="gr41" draw:text-style-name="P2" draw:layer="layout" svg:x1="8.774cm" svg:y1="6.8cm" svg:x2="9.472cm" svg:y2="6cm">
          <text:p/>
        </draw:line>
        <draw:line draw:style-name="gr41" draw:text-style-name="P2" draw:layer="layout" svg:x1="8.796cm" svg:y1="7.9cm" svg:x2="9.545cm" svg:y2="7.9cm">
          <text:p/>
        </draw:line>
        <draw:line draw:style-name="gr41" draw:text-style-name="P2" draw:layer="layout" svg:x1="8.796cm" svg:y1="7.9cm" svg:x2="9.494cm" svg:y2="8.7cm">
          <text:p/>
        </draw:line>
        <draw:line draw:style-name="gr41" draw:text-style-name="P2" draw:layer="layout" svg:x1="8.796cm" svg:y1="9cm" svg:x2="9.494cm" svg:y2="9cm">
          <text:p/>
        </draw:line>
        <draw:line draw:style-name="gr41" draw:text-style-name="P2" draw:layer="layout" svg:x1="8.796cm" svg:y1="7.9cm" svg:x2="9.5cm" svg:y2="7cm">
          <text:p/>
        </draw:line>
        <draw:custom-shape draw:style-name="gr46" draw:text-style-name="P22" draw:layer="layout" svg:width="13.5cm" svg:height="13.5cm" svg:x="10.5cm" svg:y="0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8.774cm" svg:y1="6.8cm" svg:x2="9.545cm" svg:y2="6.8cm">
          <text:p/>
        </draw:line>
        <draw:line draw:style-name="gr41" draw:text-style-name="P2" draw:layer="layout" svg:x1="8.796cm" svg:y1="9cm" svg:x2="9.5cm" svg:y2="8.1cm">
          <text:p/>
        </draw:line>
        <draw:custom-shape draw:style-name="gr8" draw:text-style-name="P7" draw:layer="layout" svg:width="0.774cm" svg:height="0.84cm" svg:x="8.023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6" draw:layer="layout" svg:width="3.586cm" svg:height="1.119cm" svg:x="12.531cm" svg:y="9.881cm">
          <draw:text-box>
            <text:p text:style-name="P25"><text:span text:style-name="T1">Mutação</text:span></text:p>
          </draw:text-box>
        </draw:frame>
        <draw:line draw:style-name="gr40" draw:text-style-name="P2" draw:layer="layout" svg:x1="10.5cm" svg:y1="8.094cm" svg:x2="12.503cm" svg:y2="9.848cm">
          <text:p/>
        </draw:lin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0.345cm" svg:y1="5.7cm" svg:x2="11.072cm" svg:y2="5.7cm">
          <text:p/>
        </draw:line>
        <draw:line draw:style-name="gr41" draw:text-style-name="P2" draw:layer="layout" svg:x1="10.374cm" svg:y1="6.8cm" svg:x2="11.072cm" svg:y2="6cm">
          <text:p/>
        </draw:line>
        <draw:line draw:style-name="gr41" draw:text-style-name="P2" draw:layer="layout" svg:x1="10.346cm" svg:y1="7.9cm" svg:x2="11.145cm" svg:y2="7.9cm">
          <text:p/>
        </draw:line>
        <draw:line draw:style-name="gr41" draw:text-style-name="P2" draw:layer="layout" svg:x1="10.402cm" svg:y1="6.8cm" svg:x2="11.1cm" svg:y2="7.6cm">
          <text:p/>
        </draw:line>
        <draw:line draw:style-name="gr41" draw:text-style-name="P2" draw:layer="layout" svg:x1="10.346cm" svg:y1="9cm" svg:x2="11.094cm" svg:y2="9cm">
          <text:p/>
        </draw:line>
        <draw:line draw:style-name="gr41" draw:text-style-name="P2" draw:layer="layout" svg:x1="10.346cm" svg:y1="7.963cm" svg:x2="11.1cm" svg:y2="7cm">
          <text:p/>
        </draw:line>
        <draw:custom-shape draw:style-name="gr48" draw:text-style-name="P22" draw:layer="layout" svg:width="12cm" svg:height="13.5cm" svg:x="12cm" svg:y="0.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10.374cm" svg:y1="6.8cm" svg:x2="11.145cm" svg:y2="6.8cm">
          <text:p/>
        </draw:line>
        <draw:line draw:style-name="gr41" draw:text-style-name="P2" draw:layer="layout" svg:x1="10.37cm" svg:y1="7.963cm" svg:x2="11.1cm" svg:y2="8.8cm">
          <text:p/>
        </draw:line>
        <draw:custom-shape draw:style-name="gr8" draw:text-style-name="P7" draw:layer="layout" svg:width="0.774cm" svg:height="0.84cm" svg:x="8.023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custom-shape draw:style-name="gr48" draw:text-style-name="P22" draw:layer="layout" svg:width="12cm" svg:height="13.5cm" svg:x="12cm" svg:y="0.5cm">
          <text:p/>
          <draw:enhanced-geometry svg:viewBox="0 0 21600 21600" draw:type="rectangle" draw:enhanced-path="M 0 0 L 21600 0 21600 21600 0 21600 0 0 Z N"/>
        </draw:custom-shape>
        <draw:frame draw:style-name="gr49" draw:text-style-name="P28" draw:layer="layout" svg:width="21cm" svg:height="1.987cm" svg:x="3.5cm" svg:y="0.5cm">
          <draw:text-box>
            <text:p text:style-name="P27"><text:span text:style-name="T3">O fenótipo médio da espécie varia de forma estocástica ao longo das gerações</text:span></text:p>
          </draw:text-box>
        </draw:frame>
        <draw:custom-shape draw:style-name="gr8" draw:text-style-name="P7" draw:layer="layout" svg:width="0.774cm" svg:height="0.84cm" svg:x="8.023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1.893cm" svg:y1="5.637cm" svg:x2="12.514cm" svg:y2="5.4cm">
          <text:p/>
        </draw:line>
        <draw:line draw:style-name="gr41" draw:text-style-name="P2" draw:layer="layout" svg:x1="11.879cm" svg:y1="7.904cm" svg:x2="12.589cm" svg:y2="8cm">
          <text:p/>
        </draw:line>
        <draw:line draw:style-name="gr41" draw:text-style-name="P2" draw:layer="layout" svg:x1="11.894cm" svg:y1="6.8cm" svg:x2="12.743cm" svg:y2="7.9cm">
          <text:p/>
        </draw:line>
        <draw:line draw:style-name="gr41" draw:text-style-name="P2" draw:layer="layout" svg:x1="11.894cm" svg:y1="9.097cm" svg:x2="12.589cm" svg:y2="9.5cm">
          <text:p/>
        </draw:line>
        <draw:line draw:style-name="gr41" draw:text-style-name="P2" draw:layer="layout" svg:x1="11.893cm" svg:y1="6.8cm" svg:x2="12.514cm" svg:y2="5.485cm">
          <text:p/>
        </draw:line>
        <draw:custom-shape draw:style-name="gr50" draw:text-style-name="P22" draw:layer="layout" svg:width="10.5cm" svg:height="13.5cm" svg:x="13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1.893cm" svg:y1="6.8cm" svg:x2="12.5cm" svg:y2="6.5cm">
          <text:p/>
        </draw:line>
        <draw:line draw:style-name="gr41" draw:text-style-name="P2" draw:layer="layout" svg:x1="11.859cm" svg:y1="7.9cm" svg:x2="12.589cm" svg:y2="8.997cm">
          <text:p/>
        </draw:line>
        <draw:line draw:style-name="gr41" draw:text-style-name="P2" draw:layer="layout" svg:x1="11.879cm" svg:y1="8cm" svg:x2="12.514cm" svg:y2="6.578cm">
          <text:p/>
        </draw:line>
        <draw:frame draw:style-name="gr51" draw:text-style-name="P26" draw:layer="layout" svg:width="4.768cm" svg:height="2.128cm" svg:x="16.732cm" svg:y="3.5cm">
          <draw:text-box>
            <text:p text:style-name="P25"><text:span text:style-name="T1">Isolamento reprodutivo</text:span></text:p>
          </draw:text-box>
        </draw:frame>
        <draw:line draw:style-name="gr40" draw:text-style-name="P2" draw:layer="layout" svg:x1="13.8cm" svg:y1="7.1cm" svg:x2="16.774cm" svg:y2="5.628cm">
          <text:p/>
        </draw:lin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3.288cm" svg:y1="6cm" svg:x2="13.827cm" svg:y2="4.5cm">
          <text:p/>
        </draw:line>
        <draw:line draw:style-name="gr41" draw:text-style-name="P2" draw:layer="layout" svg:x1="13.3cm" svg:y1="8.677cm" svg:x2="14cm" svg:y2="9.939cm">
          <text:p/>
        </draw:line>
        <draw:line draw:style-name="gr41" draw:text-style-name="P2" draw:layer="layout" svg:x1="13.3cm" svg:y1="8.677cm" svg:x2="13.9cm" svg:y2="8.877cm">
          <text:p/>
        </draw:line>
        <draw:line draw:style-name="gr41" draw:text-style-name="P2" draw:layer="layout" svg:x1="13.27cm" svg:y1="9.8cm" svg:x2="13.828cm" svg:y2="11.116cm">
          <text:p/>
        </draw:line>
        <draw:line draw:style-name="gr41" draw:text-style-name="P2" draw:layer="layout" svg:x1="13cm" svg:y1="4.644cm" svg:x2="13.827cm" svg:y2="3.5cm">
          <text:p/>
        </draw:line>
        <draw:custom-shape draw:style-name="gr52" draw:text-style-name="P22" draw:layer="layout" svg:width="9.011cm" svg:height="13.5cm" svg:x="14.989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3.288cm" svg:y1="5.146cm" svg:x2="13.788cm" svg:y2="5.352cm">
          <text:p/>
        </draw:line>
        <draw:line draw:style-name="gr41" draw:text-style-name="P2" draw:layer="layout" svg:x1="13.27cm" svg:y1="9.8cm" svg:x2="13.827cm" svg:y2="10.3cm">
          <text:p/>
        </draw:line>
        <draw:line draw:style-name="gr41" draw:text-style-name="P2" draw:layer="layout" svg:x1="13.288cm" svg:y1="6cm" svg:x2="13.827cm" svg:y2="5.9cm">
          <text:p/>
        </draw:line>
        <draw:line draw:style-name="gr41" draw:text-style-name="P2" draw:layer="layout" svg:x1="13.108cm" svg:y1="5.801cm" svg:x2="13.909cm" svg:y2="3.634cm">
          <text:p/>
        </draw:line>
        <draw:line draw:style-name="gr41" draw:text-style-name="P2" draw:layer="layout" svg:x1="13cm" svg:y1="4.644cm" svg:x2="13.827cm" svg:y2="4.5cm">
          <text:p/>
        </draw:line>
        <draw:line draw:style-name="gr41" draw:text-style-name="P2" draw:layer="layout" svg:x1="13.3cm" svg:y1="9.3cm" svg:x2="13.827cm" svg:y2="9.3cm">
          <text:p/>
        </draw:line>
        <draw:line draw:style-name="gr41" draw:text-style-name="P2" draw:layer="layout" svg:x1="13.3cm" svg:y1="8.677cm" svg:x2="13.828cm" svg:y2="11.116cm">
          <text:p/>
        </draw:lin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4.5cm" svg:y1="4.1cm" svg:x2="15.224cm" svg:y2="2.812cm">
          <text:p/>
        </draw:line>
        <draw:line draw:style-name="gr41" draw:text-style-name="P2" draw:layer="layout" svg:x1="14.602cm" svg:y1="9.3cm" svg:x2="15.223cm" svg:y2="10.272cm">
          <text:p/>
        </draw:line>
        <draw:line draw:style-name="gr41" draw:text-style-name="P2" draw:layer="layout" svg:x1="14.623cm" svg:y1="9.3cm" svg:x2="15.223cm" svg:y2="9.3cm">
          <text:p/>
        </draw:line>
        <draw:line draw:style-name="gr41" draw:text-style-name="P2" draw:layer="layout" svg:x1="14.602cm" svg:y1="10.272cm" svg:x2="15.223cm" svg:y2="9.5cm">
          <text:p/>
        </draw:line>
        <draw:line draw:style-name="gr41" draw:text-style-name="P2" draw:layer="layout" svg:x1="14.601cm" svg:y1="3.015cm" svg:x2="15.224cm" svg:y2="2.5cm">
          <text:p/>
        </draw:line>
        <draw:custom-shape draw:style-name="gr53" draw:text-style-name="P22" draw:layer="layout" svg:width="7.5cm" svg:height="13.5cm" svg:x="16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4.602cm" svg:y1="10.4cm" svg:x2="15.223cm" svg:y2="10.4cm">
          <text:p/>
        </draw:line>
        <draw:line draw:style-name="gr41" draw:text-style-name="P2" draw:layer="layout" svg:x1="14.602cm" svg:y1="10.5cm" svg:x2="15.224cm" svg:y2="11cm">
          <text:p/>
        </draw:line>
        <draw:line draw:style-name="gr41" draw:text-style-name="P2" draw:layer="layout" svg:x1="14.469cm" svg:y1="11.857cm" svg:x2="15.1cm" svg:y2="12.4cm">
          <text:p/>
        </draw:line>
        <draw:line draw:style-name="gr41" draw:text-style-name="P2" draw:layer="layout" svg:x1="14.602cm" svg:y1="11.584cm" svg:x2="15.224cm" svg:y2="11.584cm">
          <text:p/>
        </draw:line>
        <draw:line draw:style-name="gr41" draw:text-style-name="P2" draw:layer="layout" svg:x1="14.601cm" svg:y1="3.016cm" svg:x2="15.224cm" svg:y2="3.5cm">
          <text:p/>
        </draw:line>
        <draw:line draw:style-name="gr41" draw:text-style-name="P2" draw:layer="layout" svg:x1="14.602cm" svg:y1="5.5cm" svg:x2="15.224cm" svg:y2="3.805cm">
          <text:p/>
        </draw:line>
        <draw:line draw:style-name="gr41" draw:text-style-name="P2" draw:layer="layout" svg:x1="14.5cm" svg:y1="4.7cm" svg:x2="15.124cm" svg:y2="5.5cm">
          <text:p/>
        </draw:line>
        <draw:line draw:style-name="gr41" draw:text-style-name="P2" draw:layer="layout" svg:x1="14.621cm" svg:y1="5.501cm" svg:x2="15.243cm" svg:y2="4.898cm">
          <text:p/>
        </draw:line>
        <draw:line draw:style-name="gr41" draw:text-style-name="P2" draw:layer="layout" svg:x1="14.602cm" svg:y1="4.5cm" svg:x2="15.224cm" svg:y2="4.5cm">
          <text:p/>
        </draw:line>
        <draw:line draw:style-name="gr41" draw:text-style-name="P2" draw:layer="layout" svg:x1="14.602cm" svg:y1="5.7cm" svg:x2="15.224cm" svg:y2="5.7cm">
          <text:p/>
        </draw:line>
        <draw:line draw:style-name="gr41" draw:text-style-name="P2" draw:layer="layout" svg:x1="14.5cm" svg:y1="10.679cm" svg:x2="15.224cm" svg:y2="12.2cm">
          <text:p/>
        </draw:line>
        <draw:frame draw:style-name="gr47" draw:text-style-name="P26" draw:layer="layout" svg:width="3.586cm" svg:height="1.119cm" svg:x="18cm" svg:y="12.619cm">
          <draw:text-box>
            <text:p text:style-name="P25"><text:span text:style-name="T1">Mutação</text:span></text:p>
          </draw:text-box>
        </draw:frame>
        <draw:line draw:style-name="gr40" draw:text-style-name="P2" draw:layer="layout" svg:x1="15.997cm" svg:y1="10.865cm" svg:x2="18cm" svg:y2="12.619cm">
          <text:p/>
        </draw:lin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5.856cm" svg:y1="4.157cm" svg:x2="16.773cm" svg:y2="2.5cm">
          <text:p/>
        </draw:line>
        <draw:line draw:style-name="gr41" draw:text-style-name="P2" draw:layer="layout" svg:x1="15.998cm" svg:y1="10.5cm" svg:x2="16.772cm" svg:y2="9.773cm">
          <text:p/>
        </draw:line>
        <draw:line draw:style-name="gr41" draw:text-style-name="P2" draw:layer="layout" svg:x1="16.023cm" svg:y1="9.3cm" svg:x2="16.623cm" svg:y2="9.3cm">
          <text:p/>
        </draw:line>
        <draw:line draw:style-name="gr41" draw:text-style-name="P2" draw:layer="layout" svg:x1="15.998cm" svg:y1="11.5cm" svg:x2="16.773cm" svg:y2="11.5cm">
          <text:p/>
        </draw:line>
        <draw:line draw:style-name="gr41" draw:text-style-name="P2" draw:layer="layout" svg:x1="15.998cm" svg:y1="2.5cm" svg:x2="16.773cm" svg:y2="3.182cm">
          <text:p/>
        </draw:line>
        <draw:custom-shape draw:style-name="gr54" draw:text-style-name="P22" draw:layer="layout" svg:width="6cm" svg:height="13.5cm" svg:x="18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5.998cm" svg:y1="10.5cm" svg:x2="16.619cm" svg:y2="10.5cm">
          <text:p/>
        </draw:line>
        <draw:line draw:style-name="gr41" draw:text-style-name="P2" draw:layer="layout" svg:x1="16.023cm" svg:y1="9.3cm" svg:x2="16.772cm" svg:y2="10.025cm">
          <text:p/>
        </draw:line>
        <draw:line draw:style-name="gr41" draw:text-style-name="P2" draw:layer="layout" svg:x1="15.998cm" svg:y1="12.6cm" svg:x2="16.773cm" svg:y2="12cm">
          <text:p/>
        </draw:line>
        <draw:line draw:style-name="gr41" draw:text-style-name="P2" draw:layer="layout" svg:x1="15.998cm" svg:y1="12.6cm" svg:x2="16.773cm" svg:y2="12.6cm">
          <text:p/>
        </draw:line>
        <draw:line draw:style-name="gr41" draw:text-style-name="P2" draw:layer="layout" svg:x1="15.999cm" svg:y1="3.516cm" svg:x2="16.774cm" svg:y2="4.157cm">
          <text:p/>
        </draw:line>
        <draw:line draw:style-name="gr41" draw:text-style-name="P2" draw:layer="layout" svg:x1="16cm" svg:y1="3.182cm" svg:x2="16.773cm" svg:y2="2.5cm">
          <text:p/>
        </draw:line>
        <draw:line draw:style-name="gr41" draw:text-style-name="P2" draw:layer="layout" svg:x1="15.999cm" svg:y1="4.5cm" svg:x2="16.623cm" svg:y2="5.3cm">
          <text:p/>
        </draw:line>
        <draw:line draw:style-name="gr41" draw:text-style-name="P2" draw:layer="layout" svg:x1="16.001cm" svg:y1="4.5cm" svg:x2="16.774cm" svg:y2="4.5cm">
          <text:p/>
        </draw:line>
        <draw:line draw:style-name="gr41" draw:text-style-name="P2" draw:layer="layout" svg:x1="15.999cm" svg:y1="5.5cm" svg:x2="16.621cm" svg:y2="5.5cm">
          <text:p/>
        </draw:line>
        <draw:line draw:style-name="gr41" draw:text-style-name="P2" draw:layer="layout" svg:x1="15.998cm" svg:y1="11.479cm" svg:x2="16.773cm" svg:y2="12.212cm">
          <text:p/>
        </draw:line>
        <draw:line draw:style-name="gr41" draw:text-style-name="P2" draw:layer="layout" svg:x1="15.998cm" svg:y1="3.4cm" svg:x2="16.771cm" svg:y2="3.4cm">
          <text:p/>
        </draw:line>
        <draw:frame draw:style-name="gr47" draw:text-style-name="P26" draw:layer="layout" svg:width="3.586cm" svg:height="1.119cm" svg:x="19.8cm" svg:y="5.592cm">
          <draw:text-box>
            <text:p text:style-name="P25"><text:span text:style-name="T1">Mutação</text:span></text:p>
          </draw:text-box>
        </draw:frame>
        <draw:line draw:style-name="gr40" draw:text-style-name="P2" draw:layer="layout" svg:x1="17.769cm" svg:y1="3.805cm" svg:x2="19.772cm" svg:y2="5.559cm">
          <text:p/>
        </draw:lin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7.583cm" svg:y1="3.357cm" svg:x2="18.244cm" svg:y2="2.713cm">
          <text:p/>
        </draw:line>
        <draw:line draw:style-name="gr41" draw:text-style-name="P2" draw:layer="layout" svg:x1="17.546cm" svg:y1="10.5cm" svg:x2="18.32cm" svg:y2="9.773cm">
          <text:p/>
        </draw:line>
        <draw:line draw:style-name="gr41" draw:text-style-name="P2" draw:layer="layout" svg:x1="17.546cm" svg:y1="9.3cm" svg:x2="18.146cm" svg:y2="9.3cm">
          <text:p/>
        </draw:line>
        <draw:line draw:style-name="gr41" draw:text-style-name="P2" draw:layer="layout" svg:x1="17.549cm" svg:y1="11.5cm" svg:x2="18.275cm" svg:y2="12.5cm">
          <text:p/>
        </draw:line>
        <draw:custom-shape draw:style-name="gr55" draw:text-style-name="P22" draw:layer="layout" svg:width="4.5cm" svg:height="13.5cm" svg:x="19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7.546cm" svg:y1="10.5cm" svg:x2="18.167cm" svg:y2="10.5cm">
          <text:p/>
        </draw:line>
        <draw:line draw:style-name="gr41" draw:text-style-name="P2" draw:layer="layout" svg:x1="17.549cm" svg:y1="11.487cm" svg:x2="18.243cm" svg:y2="10.866cm">
          <text:p/>
        </draw:line>
        <draw:line draw:style-name="gr41" draw:text-style-name="P2" draw:layer="layout" svg:x1="17.5cm" svg:y1="12.5cm" svg:x2="18.275cm" svg:y2="11.9cm">
          <text:p/>
        </draw:line>
        <draw:line draw:style-name="gr41" draw:text-style-name="P2" draw:layer="layout" svg:x1="17.549cm" svg:y1="12.5cm" svg:x2="18.244cm" svg:y2="12.5cm">
          <text:p/>
        </draw:line>
        <draw:line draw:style-name="gr41" draw:text-style-name="P2" draw:layer="layout" svg:x1="17.583cm" svg:y1="3.357cm" svg:x2="18.245cm" svg:y2="4.058cm">
          <text:p/>
        </draw:line>
        <draw:line draw:style-name="gr41" draw:text-style-name="P2" draw:layer="layout" svg:x1="17.52cm" svg:y1="4.5cm" svg:x2="18.144cm" svg:y2="5.3cm">
          <text:p/>
        </draw:line>
        <draw:line draw:style-name="gr41" draw:text-style-name="P2" draw:layer="layout" svg:x1="17.527cm" svg:y1="2.3cm" svg:x2="18.144cm" svg:y2="2.3cm">
          <text:p/>
        </draw:line>
        <draw:line draw:style-name="gr41" draw:text-style-name="P2" draw:layer="layout" svg:x1="17.55cm" svg:y1="5.6cm" svg:x2="18.172cm" svg:y2="5.6cm">
          <text:p/>
        </draw:line>
        <draw:line draw:style-name="gr41" draw:text-style-name="P2" draw:layer="layout" svg:x1="17.5cm" svg:y1="10.5cm" svg:x2="18.243cm" svg:y2="11.5cm">
          <text:p/>
        </draw:line>
        <draw:line draw:style-name="gr41" draw:text-style-name="P2" draw:layer="layout" svg:x1="17.583cm" svg:y1="3.357cm" svg:x2="18.244cm" svg:y2="3.357cm">
          <text:p/>
        </draw:line>
        <draw:line draw:style-name="gr41" draw:text-style-name="P2" draw:layer="layout" svg:x1="17.527cm" svg:y1="4.5cm" svg:x2="18.144cm" svg:y2="4.5cm">
          <text:p/>
        </draw:line>
        <draw:line draw:style-name="gr41" draw:text-style-name="P2" draw:layer="layout" svg:x1="17.52cm" svg:y1="2.3cm" svg:x2="18.144cm" svg:y2="3.1cm">
          <text:p/>
        </draw:line>
        <draw:frame draw:style-name="gr56" draw:text-style-name="P28" draw:layer="layout" svg:width="21cm" svg:height="1.119cm" svg:x="3cm" svg:y="0.213cm">
          <draw:text-box>
            <text:p text:style-name="P27"><text:span text:style-name="T3">Isolamento reprodutivo propicia a diferenciação do fenótipo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19.02cm" svg:y1="3.357cm" svg:x2="19.644cm" svg:y2="2.5cm">
          <text:p/>
        </draw:line>
        <draw:line draw:style-name="gr41" draw:text-style-name="P2" draw:layer="layout" svg:x1="19.046cm" svg:y1="10.4cm" svg:x2="19.82cm" svg:y2="9.673cm">
          <text:p/>
        </draw:line>
        <draw:line draw:style-name="gr41" draw:text-style-name="P2" draw:layer="layout" svg:x1="19.046cm" svg:y1="9.3cm" svg:x2="19.646cm" svg:y2="9.3cm">
          <text:p/>
        </draw:line>
        <draw:line draw:style-name="gr41" draw:text-style-name="P2" draw:layer="layout" svg:x1="19.021cm" svg:y1="11.5cm" svg:x2="19.747cm" svg:y2="12.433cm">
          <text:p/>
        </draw:line>
        <draw:custom-shape draw:style-name="gr57" draw:text-style-name="P22" draw:layer="layout" svg:width="3.5cm" svg:height="13.5cm" svg:x="2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9.046cm" svg:y1="10.4cm" svg:x2="19.667cm" svg:y2="10.4cm">
          <text:p/>
        </draw:line>
        <draw:line draw:style-name="gr41" draw:text-style-name="P2" draw:layer="layout" svg:x1="19.019cm" svg:y1="11.487cm" svg:x2="19.772cm" svg:y2="11.487cm">
          <text:p/>
        </draw:line>
        <draw:line draw:style-name="gr41" draw:text-style-name="P2" draw:layer="layout" svg:x1="19.049cm" svg:y1="12.6cm" svg:x2="19.872cm" svg:y2="11.9cm">
          <text:p/>
        </draw:line>
        <draw:line draw:style-name="gr41" draw:text-style-name="P2" draw:layer="layout" svg:x1="19.049cm" svg:y1="12.6cm" svg:x2="19.744cm" svg:y2="12.6cm">
          <text:p/>
        </draw:line>
        <draw:line draw:style-name="gr41" draw:text-style-name="P2" draw:layer="layout" svg:x1="19.027cm" svg:y1="4.5cm" svg:x2="19.773cm" svg:y2="5.251cm">
          <text:p/>
        </draw:line>
        <draw:line draw:style-name="gr41" draw:text-style-name="P2" draw:layer="layout" svg:x1="19.021cm" svg:y1="5.6cm" svg:x2="19.683cm" svg:y2="4.5cm">
          <text:p/>
        </draw:line>
        <draw:line draw:style-name="gr41" draw:text-style-name="P2" draw:layer="layout" svg:x1="19.027cm" svg:y1="2.3cm" svg:x2="19.644cm" svg:y2="2.3cm">
          <text:p/>
        </draw:line>
        <draw:line draw:style-name="gr41" draw:text-style-name="P2" draw:layer="layout" svg:x1="19.05cm" svg:y1="5.6cm" svg:x2="19.672cm" svg:y2="5.6cm">
          <text:p/>
        </draw:line>
        <draw:line draw:style-name="gr41" draw:text-style-name="P2" draw:layer="layout" svg:x1="19.028cm" svg:y1="9.3cm" svg:x2="19.771cm" svg:y2="10.3cm">
          <text:p/>
        </draw:line>
        <draw:line draw:style-name="gr41" draw:text-style-name="P2" draw:layer="layout" svg:x1="19.02cm" svg:y1="3.357cm" svg:x2="19.681cm" svg:y2="3.357cm">
          <text:p/>
        </draw:line>
        <draw:line draw:style-name="gr41" draw:text-style-name="P2" draw:layer="layout" svg:x1="19.027cm" svg:y1="4.5cm" svg:x2="19.644cm" svg:y2="4.5cm">
          <text:p/>
        </draw:line>
        <draw:line draw:style-name="gr41" draw:text-style-name="P2" draw:layer="layout" svg:x1="19.02cm" svg:y1="2.3cm" svg:x2="19.644cm" svg:y2="3.1cm">
          <text:p/>
        </draw:line>
        <draw:custom-shape draw:style-name="gr58" draw:text-style-name="P29" draw:layer="layout" svg:width="0.774cm" svg:height="0.841cm" svg:x="19.773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41" draw:text-style-name="P2" draw:layer="layout" svg:x1="20.546cm" svg:y1="3.3cm" svg:x2="21.105cm" svg:y2="2.713cm">
          <text:p/>
        </draw:line>
        <draw:line draw:style-name="gr41" draw:text-style-name="P2" draw:layer="layout" svg:x1="20.546cm" svg:y1="10.4cm" svg:x2="21.086cm" svg:y2="9.673cm">
          <text:p/>
        </draw:line>
        <draw:line draw:style-name="gr41" draw:text-style-name="P2" draw:layer="layout" svg:x1="20.546cm" svg:y1="9.3cm" svg:x2="21cm" svg:y2="9.3cm">
          <text:p/>
        </draw:line>
        <draw:line draw:style-name="gr41" draw:text-style-name="P2" draw:layer="layout" svg:x1="20.545cm" svg:y1="9.3cm" svg:x2="21.086cm" svg:y2="10.233cm">
          <text:p/>
        </draw:line>
        <draw:line draw:style-name="gr41" draw:text-style-name="P2" draw:layer="layout" svg:x1="20.546cm" svg:y1="10.4cm" svg:x2="21cm" svg:y2="10.4cm">
          <text:p/>
        </draw:line>
        <draw:line draw:style-name="gr41" draw:text-style-name="P2" draw:layer="layout" svg:x1="20.519cm" svg:y1="11.487cm" svg:x2="21.086cm" svg:y2="11.487cm">
          <text:p/>
        </draw:line>
        <draw:line draw:style-name="gr41" draw:text-style-name="P2" draw:layer="layout" svg:x1="20.546cm" svg:y1="11.487cm" svg:x2="21.086cm" svg:y2="12.5cm">
          <text:p/>
        </draw:line>
        <draw:line draw:style-name="gr41" draw:text-style-name="P2" draw:layer="layout" svg:x1="20.546cm" svg:y1="12.6cm" svg:x2="21cm" svg:y2="12.6cm">
          <text:p/>
        </draw:line>
        <draw:line draw:style-name="gr41" draw:text-style-name="P2" draw:layer="layout" svg:x1="20.527cm" svg:y1="4.5cm" svg:x2="21.173cm" svg:y2="5.151cm">
          <text:p/>
        </draw:line>
        <draw:line draw:style-name="gr41" draw:text-style-name="P2" draw:layer="layout" svg:x1="20.546cm" svg:y1="4.5cm" svg:x2="21.086cm" svg:y2="3.604cm">
          <text:p/>
        </draw:line>
        <draw:line draw:style-name="gr41" draw:text-style-name="P2" draw:layer="layout" svg:x1="20.527cm" svg:y1="2.3cm" svg:x2="21cm" svg:y2="2.3cm">
          <text:p/>
        </draw:line>
        <draw:line draw:style-name="gr41" draw:text-style-name="P2" draw:layer="layout" svg:x1="20.55cm" svg:y1="5.6cm" svg:x2="21.089cm" svg:y2="5.6cm">
          <text:p/>
        </draw:line>
        <draw:line draw:style-name="gr41" draw:text-style-name="P2" draw:layer="layout" svg:x1="20.545cm" svg:y1="10.4cm" svg:x2="21.086cm" svg:y2="11.119cm">
          <text:p/>
        </draw:line>
        <draw:line draw:style-name="gr41" draw:text-style-name="P2" draw:layer="layout" svg:x1="20.52cm" svg:y1="3.357cm" svg:x2="21cm" svg:y2="3.357cm">
          <text:p/>
        </draw:line>
        <draw:line draw:style-name="gr41" draw:text-style-name="P2" draw:layer="layout" svg:x1="20.527cm" svg:y1="4.5cm" svg:x2="21cm" svg:y2="4.5cm">
          <text:p/>
        </draw:line>
        <draw:line draw:style-name="gr41" draw:text-style-name="P2" draw:layer="layout" svg:x1="20.52cm" svg:y1="3.357cm" svg:x2="21.144cm" svg:y2="4.157cm">
          <text:p/>
        </draw:line>
        <draw:custom-shape draw:style-name="gr58" draw:text-style-name="P29" draw:layer="layout" svg:width="0.774cm" svg:height="0.841cm" svg:x="19.773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frame draw:style-name="gr59" draw:text-style-name="P28" draw:layer="layout" svg:width="11.5cm" svg:height="2.855cm" svg:x="0.5cm" svg:y="1cm">
          <draw:text-box>
            <text:p text:style-name="P27"><text:span text:style-name="T3">Duas linhagens com fenótipos divergentes devido a processos estocástico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37" draw:text-style-name="P21" draw:layer="layout" svg:width="5.324cm" svg:height="1.119cm" draw:transform="rotate (1.57812670965327) translate (0.381cm 9.8cm)">
          <draw:text-box>
            <text:p text:style-name="P20">Fenótipo (cor)</text:p>
          </draw:text-box>
        </draw:frame>
        <draw:frame draw:style-name="gr37" draw:text-style-name="P31" draw:layer="layout" svg:width="1.874cm" svg:height="1.038cm" draw:transform="rotate (1.58353723033446) translate (1.462cm 13.787cm)">
          <draw:text-box>
            <text:p text:style-name="P30"><text:span text:style-name="T4">roxo</text:span></text:p>
          </draw:text-box>
        </draw:frame>
        <draw:frame draw:style-name="gr37" draw:text-style-name="P33" draw:layer="layout" svg:width="3.406cm" svg:height="1.038cm" draw:transform="rotate (1.58353723033446) translate (1.462cm 9.219cm)">
          <draw:text-box>
            <text:p text:style-name="P32"><text:span text:style-name="T5">vermelho</text:span></text:p>
          </draw:text-box>
        </draw:frame>
        <draw:frame draw:style-name="gr37" draw:text-style-name="P35" draw:layer="layout" svg:width="2.623cm" svg:height="1.038cm" draw:transform="rotate (1.58353723033446) translate (1.462cm 3.136cm)">
          <draw:text-box>
            <text:p text:style-name="P34"><text:span text:style-name="T6">laranja</text:span></text:p>
          </draw:text-box>
        </draw:frame>
        <draw:custom-shape draw:style-name="gr60" draw:text-style-name="P36" draw:layer="layout" svg:width="20.5cm" svg:height="13.5cm" svg:x="3.5cm" svg:y="0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2" draw:text-style-name="P2" draw:layer="layout" svg:x1="5cm" svg:y1="5.146cm" svg:x2="11.969cm" svg:y2="5.146cm">
          <text:p/>
        </draw:line>
        <draw:line draw:style-name="gr2" draw:text-style-name="P2" draw:layer="layout" svg:x1="5cm" svg:y1="9.601cm" svg:x2="11.969cm" svg:y2="9.601cm">
          <text:p/>
        </draw:line>
        <draw:line draw:style-name="gr2" draw:text-style-name="P2" draw:layer="layout" svg:x1="11.969cm" svg:y1="5.147cm" svg:x2="14.369cm" svg:y2="1.707cm">
          <text:p/>
        </draw:line>
        <draw:line draw:style-name="gr2" draw:text-style-name="P2" draw:layer="layout" svg:x1="11.969cm" svg:y1="9.601cm" svg:x2="14.369cm" svg:y2="13.3cm">
          <text:p/>
        </draw:line>
        <draw:line draw:style-name="gr2" draw:text-style-name="P2" draw:layer="layout" svg:x1="14.369cm" svg:y1="13.3cm" svg:x2="22.5cm" svg:y2="13.3cm">
          <text:p/>
        </draw:line>
        <draw:line draw:style-name="gr2" draw:text-style-name="P2" draw:layer="layout" svg:x1="14.989cm" svg:y1="6.155cm" svg:x2="22.5cm" svg:y2="6.155cm">
          <text:p/>
        </draw:line>
        <draw:line draw:style-name="gr2" draw:text-style-name="P2" draw:layer="layout" svg:x1="14.989cm" svg:y1="8.677cm" svg:x2="22.5cm" svg:y2="8.677cm">
          <text:p/>
        </draw:line>
        <draw:line draw:style-name="gr2" draw:text-style-name="P2" draw:layer="layout" svg:x1="12.743cm" svg:y1="7.248cm" svg:x2="14.989cm" svg:y2="6.155cm">
          <text:p/>
        </draw:line>
        <draw:line draw:style-name="gr2" draw:text-style-name="P2" draw:layer="layout" svg:x1="14.989cm" svg:y1="8.677cm" svg:x2="12.743cm" svg:y2="7.248cm">
          <text:p/>
        </draw:line>
        <draw:custom-shape draw:style-name="gr3" draw:text-style-name="P3" draw:layer="layout" svg:width="0.774cm" svg:height="0.841cm" svg:x="5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5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5.001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6.472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75cm" svg:height="0.841cm" svg:x="6.47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6.4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8.02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8.02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8.02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74cm" svg:height="0.841cm" svg:x="9.571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9.571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2" draw:layer="layout" svg:width="0.774cm" svg:height="0.84cm" svg:x="9.57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9.57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774cm" svg:height="0.841cm" svg:x="11.119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1.119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1.12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1.12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74cm" svg:height="0.841cm" svg:x="12.514cm" svg:y="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14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2.589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2.58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3.827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75cm" svg:height="0.841cm" svg:x="13.827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75cm" svg:height="0.84cm" svg:x="13.827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775cm" svg:height="0.84cm" svg:x="13.827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74cm" svg:height="0.841cm" svg:x="13.8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3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74cm" svg:height="0.841cm" svg:x="15.223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74cm" svg:height="0.84cm" svg:x="15.224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74cm" svg:height="0.84cm" svg:x="15.224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4cm" svg:y="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774cm" svg:height="0.841cm" svg:x="15.225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74cm" svg:height="0.841cm" svg:x="15.22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69cm" svg:y1="1.7cm" svg:x2="22.5cm" svg:y2="1.7cm">
          <text:p/>
        </draw:line>
        <draw:custom-shape draw:style-name="gr16" draw:text-style-name="P10" draw:layer="layout" svg:width="0.774cm" svg:height="0.841cm" svg:x="16.77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6.77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6.773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76cm" svg:height="0.84cm" svg:x="16.773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776cm" svg:height="0.84cm" svg:x="16.773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6.774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6cm" svg:height="0.841cm" svg:x="16.774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18.243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776cm" svg:height="0.841cm" svg:x="18.243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776cm" svg:height="0.84cm" svg:x="18.244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776cm" svg:height="0.84cm" svg:x="18.244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776cm" svg:height="0.84cm" svg:x="18.244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776cm" svg:height="0.841cm" svg:x="18.245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76cm" svg:height="0.841cm" svg:x="18.245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74cm" svg:height="0.841cm" svg:x="19.7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74cm" svg:height="0.84cm" svg:x="19.772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74cm" svg:height="0.84cm" svg:x="19.77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774cm" svg:height="0.84cm" svg:x="19.772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19.772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774cm" svg:height="0.841cm" svg:x="19.772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776cm" svg:height="0.841cm" svg:x="21.086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777cm" svg:height="0.84cm" svg:x="21.086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777cm" svg:height="0.84cm" svg:x="21.086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777cm" svg:height="0.84cm" svg:x="21.086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draw:layer="layout" svg:width="0.777cm" svg:height="0.84cm" svg:x="21.086cm" svg:y="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774cm" svg:height="0.841cm" svg:x="21.089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774cm" svg:height="0.841cm" svg:x="21.089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37" draw:text-style-name="P21" draw:layer="layout" svg:width="5.324cm" svg:height="1.119cm" draw:transform="rotate (1.57812670965327) translate (0.381cm 9.8cm)">
          <draw:text-box>
            <text:p text:style-name="P20">Fenótipo (cor)</text:p>
          </draw:text-box>
        </draw:frame>
        <draw:frame draw:style-name="gr37" draw:text-style-name="P31" draw:layer="layout" svg:width="1.874cm" svg:height="1.038cm" draw:transform="rotate (1.58353723033446) translate (1.462cm 13.787cm)">
          <draw:text-box>
            <text:p text:style-name="P30"><text:span text:style-name="T4">roxo</text:span></text:p>
          </draw:text-box>
        </draw:frame>
        <draw:frame draw:style-name="gr37" draw:text-style-name="P33" draw:layer="layout" svg:width="3.406cm" svg:height="1.038cm" draw:transform="rotate (1.58353723033446) translate (1.462cm 9.219cm)">
          <draw:text-box>
            <text:p text:style-name="P32"><text:span text:style-name="T5">vermelho</text:span></text:p>
          </draw:text-box>
        </draw:frame>
        <draw:frame draw:style-name="gr37" draw:text-style-name="P35" draw:layer="layout" svg:width="2.623cm" svg:height="1.038cm" draw:transform="rotate (1.58353723033446) translate (1.462cm 3.136cm)">
          <draw:text-box>
            <text:p text:style-name="P34"><text:span text:style-name="T6">laranja</text:span></text:p>
          </draw:text-box>
        </draw:frame>
        <draw:custom-shape draw:style-name="gr60" draw:text-style-name="P36" draw:layer="layout" svg:width="20.5cm" svg:height="13.5cm" svg:x="3.5cm" svg:y="0.5cm">
          <text:p/>
          <draw:enhanced-geometry svg:viewBox="0 0 21600 21600" draw:type="rectangle" draw:enhanced-path="M 0 0 L 21600 0 21600 21600 0 21600 0 0 Z N"/>
        </draw:custom-shape>
        <draw:line draw:style-name="gr61" draw:text-style-name="P2" draw:layer="layout" svg:x1="5cm" svg:y1="7.248cm" svg:x2="7cm" svg:y2="7cm">
          <text:p/>
        </draw:line>
        <draw:line draw:style-name="gr61" draw:text-style-name="P2" draw:layer="layout" svg:x1="7cm" svg:y1="7.001cm" svg:x2="8.5cm" svg:y2="6.157cm">
          <text:p/>
        </draw:line>
        <draw:line draw:style-name="gr61" draw:text-style-name="P2" draw:layer="layout" svg:x1="10cm" svg:y1="8.595cm" svg:x2="8.5cm" svg:y2="6.157cm">
          <text:p/>
        </draw:line>
        <draw:line draw:style-name="gr61" draw:text-style-name="P2" draw:layer="layout" svg:x1="10cm" svg:y1="8.595cm" svg:x2="11.5cm" svg:y2="7.25cm">
          <text:p/>
        </draw:line>
        <draw:line draw:style-name="gr61" draw:text-style-name="P2" draw:layer="layout" svg:x1="11.5cm" svg:y1="7.251cm" svg:x2="13cm" svg:y2="7.248cm">
          <text:p/>
        </draw:line>
        <draw:line draw:style-name="gr61" draw:text-style-name="P2" draw:layer="layout" svg:x1="13cm" svg:y1="7.5cm" svg:x2="11.5cm" svg:y2="7.252cm">
          <text:p/>
        </draw:line>
        <draw:line draw:style-name="gr61" draw:text-style-name="P2" draw:layer="layout" svg:x1="14.5cm" svg:y1="6.5cm" svg:x2="13cm" svg:y2="7.248cm">
          <text:p/>
        </draw:line>
        <draw:line draw:style-name="gr61" draw:text-style-name="P2" draw:layer="layout" svg:x1="14.5cm" svg:y1="8cm" svg:x2="13cm" svg:y2="7.5cm">
          <text:p/>
        </draw:line>
        <draw:line draw:style-name="gr61" draw:text-style-name="P2" draw:layer="layout" svg:x1="14.5cm" svg:y1="8cm" svg:x2="15.5cm" svg:y2="9cm">
          <text:p/>
        </draw:line>
        <draw:line draw:style-name="gr61" draw:text-style-name="P2" draw:layer="layout" svg:x1="14.5cm" svg:y1="6.5cm" svg:x2="15.5cm" svg:y2="6.5cm">
          <text:p/>
        </draw:line>
        <draw:line draw:style-name="gr61" draw:text-style-name="P2" draw:layer="layout" svg:x1="17cm" svg:y1="5.5cm" svg:x2="15.5cm" svg:y2="6.5cm">
          <text:p/>
        </draw:line>
        <draw:line draw:style-name="gr61" draw:text-style-name="P2" draw:layer="layout" svg:x1="17cm" svg:y1="10.025cm" svg:x2="15.5cm" svg:y2="9cm">
          <text:p/>
        </draw:line>
        <draw:line draw:style-name="gr61" draw:text-style-name="P2" draw:layer="layout" svg:x1="17cm" svg:y1="10.026cm" svg:x2="19cm" svg:y2="10.5cm">
          <text:p/>
        </draw:line>
        <draw:line draw:style-name="gr61" draw:text-style-name="P2" draw:layer="layout" svg:x1="20.5cm" svg:y1="11.5cm" svg:x2="19cm" svg:y2="10.5cm">
          <text:p/>
        </draw:line>
        <draw:line draw:style-name="gr61" draw:text-style-name="P2" draw:layer="layout" svg:x1="17cm" svg:y1="5.5cm" svg:x2="18.5cm" svg:y2="2.965cm">
          <text:p/>
        </draw:line>
        <draw:line draw:style-name="gr61" draw:text-style-name="P2" draw:layer="layout" svg:x1="20cm" svg:y1="3.805cm" svg:x2="18.5cm" svg:y2="2.966cm">
          <text:p/>
        </draw:line>
        <draw:line draw:style-name="gr61" draw:text-style-name="P2" draw:layer="layout" svg:x1="20cm" svg:y1="3.806cm" svg:x2="21.5cm" svg:y2="2cm">
          <text:p/>
        </draw:line>
        <draw:line draw:style-name="gr61" draw:text-style-name="P2" draw:layer="layout" svg:x1="20.5cm" svg:y1="11.5cm" svg:x2="21.5cm" svg:y2="12.212cm">
          <text:p/>
        </draw:lin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line draw:style-name="gr36" draw:text-style-name="P2" draw:layer="layout" svg:x1="0cm" svg:y1="14.5cm" svg:x2="24.5cm" svg:y2="14.5cm">
          <text:p/>
        </draw:line>
        <draw:frame draw:style-name="gr37" draw:text-style-name="P21" draw:layer="layout" svg:width="6.742cm" svg:height="1.119cm" svg:x="9.8cm" svg:y="14.631cm">
          <draw:text-box>
            <text:p text:style-name="P20">Tempo (gerações)</text:p>
          </draw:text-box>
        </draw:frame>
        <draw:line draw:style-name="gr36" draw:text-style-name="P2" draw:layer="layout" svg:x1="2.9cm" svg:y1="15.75cm" svg:x2="2.9cm" svg:y2="0cm">
          <text:p/>
        </draw:line>
        <draw:frame draw:style-name="gr37" draw:text-style-name="P21" draw:layer="layout" svg:width="5.324cm" svg:height="1.119cm" draw:transform="rotate (1.57812670965327) translate (0.381cm 9.8cm)">
          <draw:text-box>
            <text:p text:style-name="P20">Fenótipo (cor)</text:p>
          </draw:text-box>
        </draw:frame>
        <draw:frame draw:style-name="gr37" draw:text-style-name="P31" draw:layer="layout" svg:width="1.874cm" svg:height="1.038cm" draw:transform="rotate (1.58353723033446) translate (1.462cm 13.787cm)">
          <draw:text-box>
            <text:p text:style-name="P30"><text:span text:style-name="T4">roxo</text:span></text:p>
          </draw:text-box>
        </draw:frame>
        <draw:frame draw:style-name="gr37" draw:text-style-name="P33" draw:layer="layout" svg:width="3.406cm" svg:height="1.038cm" draw:transform="rotate (1.58353723033446) translate (1.462cm 9.219cm)">
          <draw:text-box>
            <text:p text:style-name="P32"><text:span text:style-name="T5">vermelho</text:span></text:p>
          </draw:text-box>
        </draw:frame>
        <draw:frame draw:style-name="gr37" draw:text-style-name="P35" draw:layer="layout" svg:width="2.623cm" svg:height="1.038cm" draw:transform="rotate (1.58353723033446) translate (1.462cm 3.136cm)">
          <draw:text-box>
            <text:p text:style-name="P34"><text:span text:style-name="T6">laranja</text:span></text:p>
          </draw:text-box>
        </draw:frame>
        <draw:line draw:style-name="gr61" draw:text-style-name="P2" draw:layer="layout" svg:x1="5cm" svg:y1="7.248cm" svg:x2="7cm" svg:y2="7cm">
          <text:p/>
        </draw:line>
        <draw:line draw:style-name="gr61" draw:text-style-name="P2" draw:layer="layout" svg:x1="7cm" svg:y1="7.001cm" svg:x2="8.5cm" svg:y2="6.157cm">
          <text:p/>
        </draw:line>
        <draw:line draw:style-name="gr61" draw:text-style-name="P2" draw:layer="layout" svg:x1="10cm" svg:y1="8.595cm" svg:x2="8.5cm" svg:y2="6.157cm">
          <text:p/>
        </draw:line>
        <draw:line draw:style-name="gr61" draw:text-style-name="P2" draw:layer="layout" svg:x1="10cm" svg:y1="8.595cm" svg:x2="11.5cm" svg:y2="7.25cm">
          <text:p/>
        </draw:line>
        <draw:line draw:style-name="gr61" draw:text-style-name="P2" draw:layer="layout" svg:x1="11.5cm" svg:y1="7.251cm" svg:x2="13cm" svg:y2="7.248cm">
          <text:p/>
        </draw:line>
        <draw:line draw:style-name="gr61" draw:text-style-name="P2" draw:layer="layout" svg:x1="13cm" svg:y1="7.5cm" svg:x2="11.5cm" svg:y2="7.252cm">
          <text:p/>
        </draw:line>
        <draw:line draw:style-name="gr61" draw:text-style-name="P2" draw:layer="layout" svg:x1="14.5cm" svg:y1="6.5cm" svg:x2="13cm" svg:y2="7.248cm">
          <text:p/>
        </draw:line>
        <draw:line draw:style-name="gr61" draw:text-style-name="P2" draw:layer="layout" svg:x1="14.5cm" svg:y1="8cm" svg:x2="13cm" svg:y2="7.5cm">
          <text:p/>
        </draw:line>
        <draw:line draw:style-name="gr61" draw:text-style-name="P2" draw:layer="layout" svg:x1="14.5cm" svg:y1="8cm" svg:x2="15.5cm" svg:y2="9cm">
          <text:p/>
        </draw:line>
        <draw:line draw:style-name="gr61" draw:text-style-name="P2" draw:layer="layout" svg:x1="14.5cm" svg:y1="6.5cm" svg:x2="15.5cm" svg:y2="6.5cm">
          <text:p/>
        </draw:line>
        <draw:line draw:style-name="gr61" draw:text-style-name="P2" draw:layer="layout" svg:x1="17cm" svg:y1="5.5cm" svg:x2="15.5cm" svg:y2="6.5cm">
          <text:p/>
        </draw:line>
        <draw:line draw:style-name="gr61" draw:text-style-name="P2" draw:layer="layout" svg:x1="17cm" svg:y1="10.025cm" svg:x2="15.5cm" svg:y2="9cm">
          <text:p/>
        </draw:line>
        <draw:line draw:style-name="gr61" draw:text-style-name="P2" draw:layer="layout" svg:x1="17cm" svg:y1="10.026cm" svg:x2="19cm" svg:y2="10.5cm">
          <text:p/>
        </draw:line>
        <draw:line draw:style-name="gr61" draw:text-style-name="P2" draw:layer="layout" svg:x1="20.5cm" svg:y1="11.5cm" svg:x2="19cm" svg:y2="10.5cm">
          <text:p/>
        </draw:line>
        <draw:line draw:style-name="gr61" draw:text-style-name="P2" draw:layer="layout" svg:x1="17cm" svg:y1="5.5cm" svg:x2="18.5cm" svg:y2="2.965cm">
          <text:p/>
        </draw:line>
        <draw:line draw:style-name="gr61" draw:text-style-name="P2" draw:layer="layout" svg:x1="20cm" svg:y1="3.805cm" svg:x2="18.5cm" svg:y2="2.966cm">
          <text:p/>
        </draw:line>
        <draw:line draw:style-name="gr61" draw:text-style-name="P2" draw:layer="layout" svg:x1="20cm" svg:y1="3.806cm" svg:x2="21.5cm" svg:y2="2cm">
          <text:p/>
        </draw:line>
        <draw:line draw:style-name="gr61" draw:text-style-name="P2" draw:layer="layout" svg:x1="20.5cm" svg:y1="11.5cm" svg:x2="21.5cm" svg:y2="12.212cm">
          <text:p/>
        </draw:lin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5T16:51:50.525000000</meta:creation-date>
    <dc:date>2024-11-06T19:32:24.461000000</dc:date>
    <meta:editing-duration>P1DT24M40S</meta:editing-duration>
    <meta:editing-cycles>24</meta:editing-cycles>
    <meta:generator>LibreOffice/24.2.2.2$Windows_X86_64 LibreOffice_project/d56cc158d8a96260b836f100ef4b4ef25d6f1a01</meta:generator>
    <meta:document-statistic meta:object-count="1587"/>
  </office:meta>
</office:document-meta>
</file>